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ro1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5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35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fo:border="0.74pt solid #000000"/>
    </style:style>
    <style:style style:name="ce42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43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77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68" style:family="table-cell" style:parent-style-name="Default">
      <style:table-cell-properties fo:background-color="#81d41a" fo:border="0.74pt solid #000000"/>
      <style:text-properties style:font-name="Courier New" fo:font-size="10pt" style:font-size-asian="10pt" style:font-size-complex="10pt"/>
    </style:style>
    <style:style style:name="ce78" style:family="table-cell" style:parent-style-name="Default">
      <style:table-cell-properties fo:background-color="transparent" fo:border="0.74pt solid #000000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office:forms form:automatic-focus="false" form:apply-design-mode="false"/>
        <table:table-column table:style-name="co3" table:default-cell-style-name="ce5"/>
        <table:table-column table:style-name="co2" table:default-cell-style-name="Default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6" table:number-columns-repeated="2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quiet(ib_noa + ib_amp) &lt; quiet_thr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ib_dscn_fa</text:p>
          </table:table-cell>
          <table:table-cell table:style-name="ce2" office:value-type="string" calcext:value-type="string">
            <text:p>vc_fa LATCH</text:p>
          </table:table-cell>
          <table:table-cell table:style-name="ce2" office:value-type="string" calcext:value-type="string">
            <text:p>ib_???_fa LATCH</text:p>
          </table:table-cell>
          <table:table-cell table:style-name="ce2" office:value-type="string" calcext:value-type="string">
            <text:p>vb_fa LATCH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7"/>
          <table:table-cell table:style-name="ce4" table:number-columns-repeated="17"/>
          <table:table-cell table:style-name="ce7"/>
          <table:table-cell table:style-name="ce4" table:number-columns-repeated="5"/>
          <table:table-cell table:style-name="ce10" table:number-columns-repeated="9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3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29" office:value-type="string" calcext:value-type="string">
            <text:p>|| <text:s/>| <text:s/>|conn||</text:p>
          </table:table-cell>
          <table:table-cell table:style-name="ce3" table:number-columns-repeated="8"/>
          <table:table-cell table:style-name="ce5"/>
          <table:table-cell table:style-name="ce3" table:number-columns-repeated="2"/>
          <table:table-cell table:style-name="ce28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3"/>
          <table:table-cell office:value-type="string" calcext:value-type="string">
            <text:p>Default</text:p>
          </table:table-cell>
          <table:table-cell table:style-name="ce3" table:number-columns-repeated="6"/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5"/>
        <table:table-column table:style-name="co2" table:number-columns-repeated="2" table:default-cell-style-name="ce3"/>
        <table:table-column table:style-name="co5" table:number-columns-repeated="13" table:default-cell-style-name="ce3"/>
        <table:table-column table:style-name="co16" table:default-cell-style-name="ce3"/>
        <table:table-column table:style-name="co5" table:number-columns-repeated="5" table:default-cell-style-name="ce3"/>
        <table:table-column table:style-name="co17" table:default-cell-style-name="ce3"/>
        <table:table-column table:style-name="co5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10" table:default-cell-style-name="ce5"/>
        <table:table-column table:style-name="co2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fail|  </text:span>||</text:p>
          </table:table-cell>
          <table:table-cell table:style-name="ce5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K43"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 = ib_amp_bare_</text:p>
          </table:table-cell>
          <table:table-cell table:style-name="ce39" office:value-type="string" calcext:value-type="string">
            <text:p>ib_noa_fa = ib_noa_bare_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number-columns-repeated="3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table:number-columns-repeated="14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28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0">
          <table:table-cell table:style-name="ce61" office:value-type="string" calcext:value-type="string">
            <text:p>ib_decision_active_standby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8"/>
          <table:table-cell table:style-name="ce37" table:number-columns-repeated="25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no change</text:p>
          </table:table-cell>
          <table:table-cell table:style-name="ce38" table:number-columns-repeated="2"/>
          <table:table-cell table:style-name="ce38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4"/>
          <table:table-cell table:style-name="ce37"/>
          <table:table-cell table:style-name="ce37" office:value-type="string" calcext:value-type="string">
            <text:p>F</text:p>
          </table:table-cell>
          <table:table-cell table:style-name="ce37" table:number-columns-repeated="21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0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67" office:value-type="string" calcext:value-type="string">
            <text:p>F</text:p>
          </table:table-cell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 table:number-rows-repeated="2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d_los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-1" calcext:value-type="float">
            <text:p>-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8"/>
          <table:table-cell table:style-name="ce37" office:value-type="string" calcext:value-type="string">
            <text:p>F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6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3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 (ibl)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</text:p>
          </table:table-cell>
          <table:table-cell table:style-name="ce39" office:value-type="string" calcext:value-type="string">
            <text:p>ib_noa_fa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 (vbl)</text:p>
          </table:table-cell>
          <table:table-cell table:style-name="ce39" office:value-type="string" calcext:value-type="string">
            <text:p>wrap_m_fa</text:p>
          </table:table-cell>
          <table:table-cell table:style-name="ce39" office:value-type="string" calcext:value-type="string">
            <text:p>wrap_n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72" office:value-type="string" calcext:value-type="string">
            <text:p>ib_decision_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choice_(-1=noa,0=def,1=amp,2=none)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table:number-columns-repeated="17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 office:value-type="string" calcext:value-type="string">
            <text:p>Fault::</text:p>
          </table:table-cell>
          <table:table-cell table:style-name="ce37" table:number-columns-repeated="31"/>
          <table:table-cell table:style-name="ce34"/>
          <table:table-cell table:style-name="ce37" table:number-columns-repeated="2"/>
          <table:table-cell/>
          <table:table-cell table:style-name="ce38" office:value-type="string" calcext:value-type="string">
            <text:p>Warning: <text:s/>SAT will over-ride some Annunciation</text:p>
          </table:table-cell>
          <table:table-cell table:style-name="ce38" table:number-columns-repeated="2"/>
          <table:table-cell table:number-columns-repeated="15999"/>
        </table:table-row>
        <table:table-row table:style-name="ro10">
          <table:table-cell table:style-name="ce61" office:value-type="string" calcext:value-type="string">
            <text:p>ib_select_decision_hi_lo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style-name="ce38" office:value-type="string" calcext:value-type="string">
            <text:p>T</text:p>
          </table:table-cell>
          <table:table-cell table:style-name="ce37" table:number-columns-repeated="20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34" office:value-type="string" calcext:value-type="string">
            <text:p>-- &gt;Exit to ib_decision_fake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go to ib_decision_fake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38" table:number-columns-repeated="3"/>
          <table:table-cell table:style-name="ce38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2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9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-2" calcext:value-type="float">
            <text:p>-2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fail</text:span>||</text:p>
          </table:table-cell>
          <table:table-cell table:style-name="ce38"/>
          <table:table-cell table:number-columns-repeated="16000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9"/>
          <table:table-cell table:style-name="ce73" office:value-type="float" office:value="4" calcext:value-type="float">
            <text:p>4</text:p>
          </table:table-cell>
          <table:table-cell table:style-name="ce37" table:number-columns-repeated="3"/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9"/>
          <table:table-cell table:style-name="ce73" office:value-type="float" office:value="5" calcext:value-type="float">
            <text:p>5</text:p>
          </table:table-cell>
          <table:table-cell table:style-name="ce37" table:number-columns-repeated="3"/>
          <table:table-cell table:style-name="ce73" office:value-type="float" office:value="-1" calcext:value-type="float">
            <text:p>-1</text:p>
          </table:table-cell>
          <table:table-cell table:style-name="ce73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68" office:value-type="string" calcext:value-type="string">
            <text:p><text:span text:style-name="T1">||  |  |*amp</text:span>||</text:p>
          </table:table-cell>
          <table:table-cell table:style-name="ce68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9"/>
          <table:table-cell table:style-name="ce73" office:value-type="float" office:value="6" calcext:value-type="float">
            <text:p>6</text:p>
          </table:table-cell>
          <table:table-cell table:style-name="ce37" table:number-columns-repeated="3"/>
          <table:table-cell table:style-name="ce73" office:value-type="float" office:value="-1" calcext:value-type="float">
            <text:p>-1</text:p>
          </table:table-cell>
          <table:table-cell table:style-name="ce73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68" office:value-type="string" calcext:value-type="string">
            <text:p><text:span text:style-name="T1">||  |  |*amp</text:span>||</text:p>
          </table:table-cell>
          <table:table-cell table:style-name="ce68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67"/>
          <table:table-cell table:style-name="ce37" table:number-columns-repeated="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9"/>
          <table:table-cell table:style-name="ce73" office:value-type="float" office:value="7" calcext:value-type="float">
            <text:p>7</text:p>
          </table:table-cell>
          <table:table-cell table:style-name="ce37" table:number-columns-repeated="3"/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5"/>
          <table:table-cell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/>
          <table:table-cell table:style-name="ce67"/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5"/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5"/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table:number-columns-repeated="7"/>
          <table:table-cell table:style-name="ce37" office:value-type="string" calcext:value-type="string">
            <text:p>vbl</text:p>
          </table:table-cell>
          <table:table-cell table:style-name="ce37" table:number-columns-repeated="7"/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office:value-type="string" calcext:value-type="string">
            <text:p>vbl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table:number-columns-repeated="7"/>
          <table:table-cell table:style-name="ce37" office:value-type="string" calcext:value-type="string">
            <text:p>vbl</text:p>
          </table:table-cell>
          <table:table-cell table:style-name="ce37" table:number-columns-repeated="7"/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office:value-type="string" calcext:value-type="string">
            <text:p>vbl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7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table:number-columns-repeated="7"/>
          <table:table-cell table:style-name="ce37" office:value-type="string" calcext:value-type="string">
            <text:p>vbl</text:p>
          </table:table-cell>
          <table:table-cell table:style-name="ce37" table:number-columns-repeated="7"/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37" office:value-type="string" calcext:value-type="string">
            <text:p>ibl</text:p>
          </table:table-cell>
          <table:table-cell table:style-name="ce37" office:value-type="string" calcext:value-type="string">
            <text:p>vbl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8"/>
          <table:table-cell table:style-name="ce38"/>
          <table:table-cell table:style-name="ce38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5"/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8"/>
          <table:table-cell table:style-name="ce38"/>
          <table:table-cell table:style-name="ce38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 table:number-columns-repeated="15"/>
          <table:table-cell table:style-name="ce37" office:value-type="float" office:value="17" calcext:value-type="float">
            <text:p>17</text:p>
          </table:table-cell>
          <table:table-cell table:style-name="ce37" table:number-columns-repeated="4"/>
          <table:table-cell table:style-name="ce37" office:value-type="string" calcext:value-type="string">
            <text:p>F</text:p>
          </table:table-cell>
          <table:table-cell table:style-name="ce37"/>
          <table:table-cell table:style-name="ce75"/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/>
          <table:table-cell table:style-name="ce38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34" office:value-type="string" calcext:value-type="string">
            <text:p>Fault::</text:p>
          </table:table-cell>
          <table:table-cell table:style-name="ce37" table:number-columns-repeated="30"/>
          <table:table-cell table:style-name="ce75"/>
          <table:table-cell table:style-name="ce76"/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2">
          <table:table-cell table:style-name="ce61" office:value-type="string" calcext:value-type="string">
            <text:p>ib_select_decision_hi_lo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75" office:value-type="string" calcext:value-type="string">
            <text:p>F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14"/>
          <table:table-cell table:style-name="ce75" office:value-type="string" calcext:value-type="string">
            <text:p>T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14"/>
          <table:table-cell table:style-name="ce75" office:value-type="string" calcext:value-type="string">
            <text:p>T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75" office:value-type="string" calcext:value-type="string">
            <text:p>T</text:p>
          </table:table-cell>
          <table:table-cell table:style-name="ce76" office:value-type="string" calcext:value-type="string">
            <text:p>-- &gt;Exit</text:p>
          </table:table-cell>
          <table:table-cell table:style-name="ce75" table:number-columns-repeated="2"/>
          <table:table-cell table:style-name="ce77"/>
          <table:table-cell table:style-name="ce78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75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18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e_wrap</text:p>
          </table:table-cell>
          <table:table-cell table:style-name="ce37" table:number-columns-repeated="16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4"/>
          <table:table-cell table:style-name="ce37" office:value-type="string" calcext:value-type="string">
            <text:p>F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3">
          <table:table-cell/>
          <table:table-cell table:style-name="ce3" table:number-columns-repeated="23"/>
          <table:table-cell/>
          <table:table-cell table:style-name="ce3" table:number-columns-repeated="7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7">
          <table:table-cell table:number-columns-repeated="16038"/>
        </table:table-row>
        <table:table-row table:style-name="ro1">
          <table:table-cell table:number-columns-repeated="160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3T12:38:58.237000000</dc:date>
    <meta:editing-duration>P2DT21H7M15S</meta:editing-duration>
    <meta:editing-cycles>149</meta:editing-cycles>
    <meta:generator>LibreOffice/7.5.1.2$Windows_X86_64 LibreOffice_project/fcbaee479e84c6cd81291587d2ee68cba099e129</meta:generator>
    <meta:document-statistic meta:table-count="5" meta:cell-count="683" meta:object-count="0"/>
  </office:meta>
</office:document-meta>
</file>